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7005" officeooo:paragraph-rsid="001d7005"/>
    </style:style>
    <style:style style:name="P2" style:family="paragraph" style:parent-style-name="Text_20_body" style:list-style-name="L1">
      <style:text-properties officeooo:rsid="001f3937" officeooo:paragraph-rsid="001f3937"/>
    </style:style>
    <style:style style:name="P3" style:family="paragraph" style:parent-style-name="Text_20_body" style:list-style-name="L1">
      <style:text-properties officeooo:paragraph-rsid="001f3937"/>
    </style:style>
    <style:style style:name="P4" style:family="paragraph" style:parent-style-name="Text_20_body">
      <style:text-properties officeooo:rsid="001fcfbc" officeooo:paragraph-rsid="001fcfbc"/>
    </style:style>
    <style:style style:name="P5" style:family="paragraph" style:parent-style-name="Text_20_body">
      <style:text-properties style:font-name="Liberation Sans" fo:font-size="18.2000007629395pt" fo:font-weight="bold" officeooo:rsid="001d7005" officeooo:paragraph-rsid="001fcfbc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Text_20_body">
      <style:text-properties officeooo:rsid="0020e81a" officeooo:paragraph-rsid="0020e81a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rsid="0020e81a" officeooo:paragraph-rsid="0020e81a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rsid="00213d91" officeooo:paragraph-rsid="00213d91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213d91" officeooo:paragraph-rsid="00213d91"/>
    </style:style>
    <style:style style:name="P10" style:family="paragraph" style:parent-style-name="Heading_20_1">
      <style:text-properties officeooo:rsid="001d7005" officeooo:paragraph-rsid="001d7005"/>
    </style:style>
    <style:style style:name="P11" style:family="paragraph" style:parent-style-name="Heading_20_1">
      <style:text-properties officeooo:rsid="00204a0a" officeooo:paragraph-rsid="00204a0a"/>
    </style:style>
    <style:style style:name="P12" style:family="paragraph" style:parent-style-name="Heading_20_1">
      <style:text-properties officeooo:rsid="0020e81a" officeooo:paragraph-rsid="0020e81a"/>
    </style:style>
    <style:style style:name="T1" style:family="text">
      <style:text-properties officeooo:rsid="001f3937"/>
    </style:style>
    <style:style style:name="T2" style:family="text">
      <style:text-properties officeooo:rsid="001fcfbc"/>
    </style:style>
    <style:style style:name="T3" style:family="text">
      <style:text-properties officeooo:rsid="0020e8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D<text:span text:style-name="T3">ata</text:span> Q<text:span text:style-name="T3">uality</text:span></text:h>
      <text:p text:style-name="P1">La normalización aplicada a las diferentes tablas en ODS y que nos <text:span text:style-name="T1">hubiéramos</text:span> ahorrado si hubiera existido un proceso de gestión de la calidad del dato hubiera sido la siguiente.</text:p>
      <text:list xml:id="list7419898352745292671" text:style-name="L1">
        <text:list-item>
          <text:p text:style-name="P3"><text:span text:style-name="T1">Extracción a tablas DM: Todos los datos que pueden ser reutilizados entre diferentes tablas, así como aquellos que se repiten mucho dentro de una misma columna deben extraerse a una tabla aparte para tenerlos controlados y si existen modificaciones sobre ellos tenerlos centralizados y no desperdigados por todas las tablas.</text:span></text:p>
        </text:list-item>
        <text:list-item>
          <text:p text:style-name="P2">Eliminación de nulos y vacíos: Los nulos y vacíos son tipos de datos que siempre pueden inducir a error, es necesario sustituirlos por valores concretos que indique que el valor no aplica o es desconocido</text:p>
        </text:list-item>
        <text:list-item>
          <text:p text:style-name="P2">Estandarización de cadenas: Eliminar los blancos sobrantes por delante y por detrás de las cadenas y convertir en mayúsculas, con el fin de que todas las cadenas tengan un formato estándar y se puedan comparar.</text:p>
        </text:list-item>
        <text:list-item>
          <text:p text:style-name="P2">Campos con tipos adecuados: Cada uno de los campos tiene que tener el tipo que le corresponda (int, date, ...) y no guardarlos todos como campos de texto.</text:p>
        </text:list-item>
        <text:list-item>
          <text:p text:style-name="P2">No mezclar campos, es decir que en un mismo campo no se almacenan varios conceptos, cada concepto en su campo. Como en el ejemplo de Numero de <text:span text:style-name="T2">vía</text:span> y <text:span text:style-name="T2">vía.</text:span></text:p>
        </text:list-item>
        <text:list-item>
          <text:p text:style-name="P2">Enlaces entre las tablas: Las tablas deben estar relacionadas entre ella con claves para poder mantener los datos consistentes</text:p>
        </text:list-item>
      </text:list>
      <text:p text:style-name="P5">Master data</text:p>
      <text:p text:style-name="P4">En este caso es lo que hemos comentado antes, hay determinados datos que deberían estar en tablas maestras y no replicados dentro de cada una de las tablas, sería el caso de las tabas DM, como canales, ciclos de facturación, compañias, paises, … De esta manera sea el sistema que sea sabremos de que estamos hablando y podremos tener una visión integrada y general del sistema.</text:p>
      <text:h text:style-name="P11" text:outline-level="1">Data modeling &amp; Desing</text:h>
      <text:p text:style-name="P6">La base de datos debería haber sido diseñada de acuerdo a unos estandares de calidad y de normalización de esta manera se aseguraría la consistencia de ls datos y que estos puedieran ser utilizados en nuevos procesos donde se aportara valor al negocio.</text:p>
      <text:h text:style-name="P12" text:outline-level="1">Cambios extra</text:h>
      <text:p text:style-name="P6">Algunas sugerencias podrían ser las siguientes</text:p>
      <text:list xml:id="list5501939316572185224" text:style-name="L2">
        <text:list-item>
          <text:p text:style-name="P8">Data security</text:p>
          <text:list>
            <text:list-item>
              <text:p text:style-name="P7">Encriptar algunos datos delicados o confidenciales de los clientes</text:p>
            </text:list-item>
          </text:list>
        </text:list-item>
        <text:list-item>
          <text:p text:style-name="P8">Data governance</text:p>
          <text:list>
            <text:list-item>
              <text:p text:style-name="P8"><text:soft-page-break/>Disponer de una herrmienta donde se tenga la trazabilidad de los datos a lo largo de todo su ciclo de vida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32:40.106444910</meta:creation-date>
    <dc:date>2017-12-17T23:30:39.972425886</dc:date>
    <meta:editing-duration>PT5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396" meta:character-count="2292" meta:non-whitespace-character-count="1924"/>
  </office:meta>
</office:document-meta>
</file>